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line-height="100%"/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1"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line-height="100%"/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 style:list-style-name="L1">
      <style:text-properties fo:font-weight="normal" style:font-weight-asian="normal" style:font-weight-complex="normal"/>
    </style:style>
    <style:style style:name="P9" style:family="paragraph" style:parent-style-name="Standard" style:list-style-name="L1">
      <style:paragraph-properties fo:line-height="100%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urose &amp; Ross - Chapter 2</text:p>
      <text:p text:style-name="P4"/>
      <text:p text:style-name="P1">R.18 – Yes, it is possible.</text:p>
      <text:p text:style-name="P1"/>
      <text:p text:style-name="P1">R.24 – An overlay network is a network build upon another network, i.e. A peer-to-peer network build upon the internet network. An overlay network can include routers, but not necessarily.</text:p>
      <text:p text:style-name="P1"/>
      <text:p text:style-name="P1">R.26 – Overlay network with query flooding in an instant messaging system would mean that to locate a specific user, a request is sent to all reachable nodes in the network, to determine whether a rescource can be found in the network.</text:p>
      <text:p text:style-name="Standard"><text:span text:style-name="T1"><text:s text:c="3"/>E</text:span>very request may cause every node to be contacted. Each node might generate a small number of queries; however, each such query floods the network. Thus, a larger network would generate far more traffic per node than a smaller one, making it inherently unscalable. Additionally, because a node can flood the network simply by issuing a request for a nonexistent resource, it could be possible to launch a <text:span text:style-name="T2">denial-of-service</text:span> attack on the network.</text:p>
      <text:p text:style-name="Standard"/>
      <text:p text:style-name="Standard">R.28 – UDP uses datagram socket, which is both the sending and recieving point for data, where TCP is different, because the TCP socket is a combination of an IP-adress of the computer and a port-number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34M50S</meta:editing-duration>
    <meta:editing-cycles>8</meta:editing-cycles>
    <meta:generator>OpenOffice.org/3.2$Win32 OpenOffice.org_project/320m18$Build-9502</meta:generator>
    <dc:date>2011-03-23T10:15:23.09</dc:date>
    <dc:creator>Simon Frandsen</dc:creator>
    <meta:document-statistic meta:table-count="0" meta:image-count="0" meta:object-count="0" meta:page-count="1" meta:paragraph-count="6" meta:word-count="193" meta:character-count="1127"/>
    <meta:user-defined meta:name="Info 1"/>
    <meta:user-defined meta:name="Info 2"/>
    <meta:user-defined meta:name="Info 3"/>
    <meta:user-defined meta:name="Info 4"/>
  </office:meta>
</office:document-meta>
</file>